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roman" style:font-pitch="variable"/>
    <style:font-face style:name="David CLM"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riam" svg:font-family="Miria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officeooo:rsid="04af6545" officeooo:paragraph-rsid="04af6545"/>
    </style:style>
    <style:style style:name="P2" style:family="paragraph" style:parent-style-name="Text_20_body">
      <style:paragraph-properties fo:line-height="100%"/>
      <style:text-properties style:use-window-font-color="true" loext:opacity="0%" officeooo:rsid="04af6545" officeooo:paragraph-rsid="06b7f91d"/>
    </style:style>
    <style:style style:name="P3" style:family="paragraph" style:parent-style-name="Text_20_body">
      <style:paragraph-properties fo:line-height="100%"/>
      <style:text-properties style:use-window-font-color="true" loext:opacity="0%" style:font-name="Courier New" fo:font-size="10pt" officeooo:paragraph-rsid="06c994c2" style:font-size-asian="10pt" style:font-size-complex="10pt"/>
    </style:style>
    <style:style style:name="P4" style:family="paragraph" style:parent-style-name="Heading_20_2">
      <style:text-properties style:use-window-font-color="true" loext:opacity="0%" officeooo:paragraph-rsid="070f3fed"/>
    </style:style>
    <style:style style:name="P5" style:family="paragraph" style:parent-style-name="Text_20_body">
      <style:text-properties officeooo:rsid="0709e173" officeooo:paragraph-rsid="070f3fed"/>
    </style:style>
    <style:style style:name="P6" style:family="paragraph" style:parent-style-name="Text_20_body">
      <style:text-properties style:use-window-font-color="true" loext:opacity="0%" style:font-name="Monospace" fo:font-weight="normal" officeooo:rsid="0688b8cc" officeooo:paragraph-rsid="070f3fed" style:font-size-asian="10.5pt" style:font-weight-asian="normal" style:font-name-complex="David CLM" style:font-weight-complex="normal"/>
    </style:style>
    <style:style style:name="P7" style:family="paragraph" style:parent-style-name="Heading_20_2">
      <style:text-properties style:use-window-font-color="true" loext:opacity="0%" officeooo:paragraph-rsid="06cb9497"/>
    </style:style>
    <style:style style:name="P8" style:family="paragraph" style:parent-style-name="Text_20_body">
      <style:text-properties style:use-window-font-color="true" loext:opacity="0%" style:font-name="Monospace" fo:font-weight="normal" officeooo:rsid="07006795" officeooo:paragraph-rsid="07006795" style:font-size-asian="10.5pt" style:font-weight-asian="normal" style:font-name-complex="David CLM" style:font-weight-complex="normal"/>
    </style:style>
    <style:style style:name="P9" style:family="paragraph" style:parent-style-name="Text_20_body">
      <style:text-properties style:use-window-font-color="true" loext:opacity="0%" style:font-name="Monospace" fo:font-weight="normal" officeooo:rsid="07006795" officeooo:paragraph-rsid="0700fade" style:font-size-asian="10.5pt" style:font-weight-asian="normal" style:font-name-complex="David CLM" style:font-weight-complex="normal"/>
    </style:style>
    <style:style style:name="P10"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cd418f" officeooo:paragraph-rsid="06cd418f" style:font-size-asian="10pt" style:font-weight-asian="normal" style:font-name-complex="David CLM" style:font-size-complex="10pt" style:font-weight-complex="normal"/>
    </style:style>
    <style:style style:name="P11" style:family="paragraph" style:parent-style-name="Text_20_body">
      <style:paragraph-properties fo:text-align="start" style:justify-single-word="false" style:writing-mode="lr-tb"/>
      <style:text-properties style:use-window-font-color="true" loext:opacity="0%" officeooo:paragraph-rsid="06cd418f"/>
    </style:style>
    <style:style style:name="P12" style:family="paragraph" style:parent-style-name="Text_20_body">
      <style:text-properties style:use-window-font-color="true" loext:opacity="0%" officeooo:paragraph-rsid="06cf1ae8"/>
    </style:style>
    <style:style style:name="P13" style:family="paragraph" style:parent-style-name="Text_20_body">
      <style:paragraph-properties fo:text-align="start" style:justify-single-word="false" style:writing-mode="lr-tb"/>
      <style:text-properties style:use-window-font-color="true" loext:opacity="0%" fo:font-size="10pt" officeooo:paragraph-rsid="06cf1ae8" style:font-size-asian="10pt" style:font-size-complex="10pt"/>
    </style:style>
    <style:style style:name="P14" style:family="paragraph" style:parent-style-name="Text_20_body">
      <style:paragraph-properties fo:text-align="start" style:justify-single-word="false" style:writing-mode="lr-tb"/>
      <style:text-properties style:use-window-font-color="true" loext:opacity="0%" fo:font-size="10pt" officeooo:paragraph-rsid="06f30066" style:font-size-asian="10pt" style:font-size-complex="10pt"/>
    </style:style>
    <style:style style:name="P15" style:family="paragraph" style:parent-style-name="Text_20_body">
      <style:text-properties style:use-window-font-color="true" loext:opacity="0%" style:font-name="Monospace" fo:font-weight="normal" officeooo:rsid="0688b8cc" officeooo:paragraph-rsid="06cd418f" style:font-size-asian="10.5pt" style:font-weight-asian="normal" style:font-name-complex="David CLM" style:font-weight-complex="normal"/>
    </style:style>
    <style:style style:name="P16" style:family="paragraph" style:parent-style-name="Heading_20_2">
      <style:text-properties style:use-window-font-color="true" loext:opacity="0%" officeooo:paragraph-rsid="069b8824"/>
    </style:style>
    <style:style style:name="P17" style:family="paragraph" style:parent-style-name="Text_20_body">
      <style:text-properties style:use-window-font-color="true" loext:opacity="0%" style:font-name="Monospace" fo:font-weight="normal" officeooo:rsid="070266d0" officeooo:paragraph-rsid="070266d0" style:font-size-asian="10.5pt" style:font-weight-asian="normal" style:font-name-complex="David CLM" style:font-weight-complex="normal"/>
    </style:style>
    <style:style style:name="P18"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cd418f" officeooo:paragraph-rsid="06ed7b27" style:font-size-asian="10pt" style:font-weight-asian="normal" style:font-name-complex="David CLM" style:font-size-complex="10pt" style:font-weight-complex="normal"/>
    </style:style>
    <style:style style:name="P19" style:family="paragraph" style:parent-style-name="Text_20_body">
      <style:paragraph-properties fo:text-align="start" style:justify-single-word="false" style:writing-mode="lr-tb"/>
      <style:text-properties style:use-window-font-color="true" loext:opacity="0%" officeooo:paragraph-rsid="06ed7b27"/>
    </style:style>
    <style:style style:name="P20"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cd418f" officeooo:paragraph-rsid="06f082cc" style:font-size-asian="10pt" style:font-weight-asian="normal" style:font-name-complex="David CLM" style:font-size-complex="10pt" style:font-weight-complex="normal"/>
    </style:style>
    <style:style style:name="P21" style:family="paragraph" style:parent-style-name="Text_20_body">
      <style:text-properties style:use-window-font-color="true" loext:opacity="0%" officeooo:paragraph-rsid="06d0aba0"/>
    </style:style>
    <style:style style:name="P22"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cf1ae8" officeooo:paragraph-rsid="06d23e2c" style:font-size-asian="10pt" style:font-weight-asian="normal" style:font-name-complex="David CLM" style:font-size-complex="10pt" style:font-weight-complex="normal"/>
    </style:style>
    <style:style style:name="P23" style:family="paragraph" style:parent-style-name="Text_20_body">
      <style:paragraph-properties fo:text-align="start" style:justify-single-word="false" style:writing-mode="lr-tb"/>
      <style:text-properties style:use-window-font-color="true" loext:opacity="0%" fo:font-size="10pt" officeooo:paragraph-rsid="06d23e2c" style:font-size-asian="10pt" style:font-size-complex="10pt"/>
    </style:style>
    <style:style style:name="P24"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d23e2c" officeooo:paragraph-rsid="06f174d7" style:font-size-asian="10pt" style:font-weight-asian="normal" style:font-name-complex="David CLM" style:font-size-complex="10pt" style:font-weight-complex="normal"/>
    </style:style>
    <style:style style:name="P25" style:family="paragraph" style:parent-style-name="Text_20_body">
      <style:paragraph-properties fo:text-align="start" style:justify-single-word="false" style:writing-mode="lr-tb"/>
      <style:text-properties style:use-window-font-color="true" loext:opacity="0%" style:font-name="Monospace" fo:font-size="10pt" fo:font-weight="normal" officeooo:rsid="06d23e2c" officeooo:paragraph-rsid="06d23e2c" style:font-size-asian="10pt" style:font-weight-asian="normal" style:font-name-complex="David CLM" style:font-size-complex="10pt" style:font-weight-complex="normal"/>
    </style:style>
    <style:style style:name="P26" style:family="paragraph" style:parent-style-name="Heading_20_2">
      <style:text-properties style:use-window-font-color="true" loext:opacity="0%" style:font-name="Monospace" fo:font-weight="normal" officeooo:rsid="0688b8cc" officeooo:paragraph-rsid="06d5649d" style:font-size-asian="10.5pt" style:font-weight-asian="normal" style:font-name-complex="David CLM" style:font-weight-complex="normal"/>
    </style:style>
    <style:style style:name="P27" style:family="paragraph" style:parent-style-name="Heading_20_2">
      <style:text-properties style:use-window-font-color="true" loext:opacity="0%" officeooo:paragraph-rsid="06d61136"/>
    </style:style>
    <style:style style:name="P28" style:family="paragraph" style:parent-style-name="Text_20_body">
      <style:text-properties style:use-window-font-color="true" loext:opacity="0%" officeooo:rsid="06d5649d" officeooo:paragraph-rsid="06d61136"/>
    </style:style>
    <style:style style:name="P29" style:family="paragraph" style:parent-style-name="Text_20_body">
      <style:text-properties style:use-window-font-color="true" loext:opacity="0%" officeooo:rsid="06d789fe" officeooo:paragraph-rsid="06d789fe"/>
    </style:style>
    <style:style style:name="P30" style:family="paragraph" style:parent-style-name="Text_20_body">
      <style:text-properties style:use-window-font-color="true" loext:opacity="0%" fo:font-weight="normal" officeooo:rsid="07053312" officeooo:paragraph-rsid="07053312" style:font-weight-asian="normal" style:font-weight-complex="normal"/>
    </style:style>
    <style:style style:name="P31" style:family="paragraph" style:parent-style-name="Text_20_body">
      <style:paragraph-properties fo:line-height="100%"/>
      <style:text-properties officeooo:rsid="06cb9497" officeooo:paragraph-rsid="06d838dd"/>
    </style:style>
    <style:style style:name="P32" style:family="paragraph" style:parent-style-name="Text_20_body">
      <style:paragraph-properties fo:line-height="100%"/>
      <style:text-properties style:use-window-font-color="true" loext:opacity="0%" style:font-name="Monospace" fo:font-weight="normal" officeooo:rsid="070301f3" officeooo:paragraph-rsid="070301f3" style:font-size-asian="10.5pt" style:font-weight-asian="normal" style:font-name-complex="David CLM" style:font-weight-complex="normal"/>
    </style:style>
    <style:style style:name="P33" style:family="paragraph" style:parent-style-name="Text_20_body">
      <style:paragraph-properties fo:line-height="100%"/>
      <style:text-properties style:use-window-font-color="true" loext:opacity="0%" fo:language="en" fo:country="US" officeooo:rsid="06e49645" officeooo:paragraph-rsid="070301f3"/>
    </style:style>
    <style:style style:name="P34" style:family="paragraph" style:parent-style-name="Heading_20_2">
      <style:paragraph-properties fo:line-height="100%"/>
      <style:text-properties style:use-window-font-color="true" loext:opacity="0%" officeooo:paragraph-rsid="06be1eb0"/>
    </style:style>
    <style:style style:name="P35" style:family="paragraph" style:parent-style-name="Text_20_body">
      <style:text-properties style:use-window-font-color="true" loext:opacity="0%" officeooo:rsid="070a6a6b" officeooo:paragraph-rsid="070a6a6b"/>
    </style:style>
    <style:style style:name="P36" style:family="paragraph" style:parent-style-name="Text_20_body">
      <style:text-properties style:use-window-font-color="true" loext:opacity="0%" officeooo:rsid="06e4966f" officeooo:paragraph-rsid="070a6a6b"/>
    </style:style>
    <style:style style:name="T1" style:family="text">
      <style:text-properties officeooo:rsid="05226f8d"/>
    </style:style>
    <style:style style:name="T2" style:family="text">
      <style:text-properties officeooo:rsid="05f3078d"/>
    </style:style>
    <style:style style:name="T3" style:family="text">
      <style:text-properties officeooo:rsid="06ca0de3"/>
    </style:style>
    <style:style style:name="T4" style:family="text">
      <style:text-properties officeooo:rsid="06c994c2"/>
    </style:style>
    <style:style style:name="T5" style:family="text">
      <style:text-properties fo:font-weight="normal" style:font-weight-asian="normal" style:font-weight-complex="normal"/>
    </style:style>
    <style:style style:name="T6" style:family="text">
      <style:text-properties style:font-name="Monospace" fo:font-size="12pt" fo:language="en" fo:country="US" fo:font-style="normal" fo:font-weight="normal" officeooo:rsid="070f3fed" style:font-name-asian="Noto Sans CJK SC Regular" style:font-size-asian="12pt" style:font-style-asian="normal" style:font-weight-asian="normal" style:font-name-complex="Nachlieli CLM2" style:font-size-complex="16pt" style:font-style-complex="normal" style:font-weight-complex="normal"/>
    </style:style>
    <style:style style:name="T7" style:family="text">
      <style:text-properties style:font-name="Monospace" fo:font-size="12pt" fo:language="en" fo:country="US" fo:font-style="normal" fo:font-weight="normal" officeooo:rsid="0680c1f5" style:font-name-asian="Noto Sans CJK SC Regular" style:font-size-asian="12pt" style:font-style-asian="normal" style:font-weight-asian="normal" style:font-name-complex="Nachlieli CLM2" style:font-size-complex="16pt" style:font-style-complex="normal" style:font-weight-complex="normal"/>
    </style:style>
    <style:style style:name="T8" style:family="text">
      <style:text-properties fo:font-weight="normal" officeooo:rsid="0709e173" style:font-weight-asian="normal" style:font-weight-complex="normal"/>
    </style:style>
    <style:style style:name="T9" style:family="text">
      <style:text-properties fo:font-weight="normal" officeooo:rsid="06cb9497" style:font-weight-asian="normal" style:font-weight-complex="normal"/>
    </style:style>
    <style:style style:name="T10" style:family="text">
      <style:text-properties officeooo:rsid="0700fade"/>
    </style:style>
    <style:style style:name="T11" style:family="text">
      <style:text-properties officeooo:rsid="06cd418f"/>
    </style:style>
    <style:style style:name="T12" style:family="text">
      <style:text-properties officeooo:rsid="06cf1ae8"/>
    </style:style>
    <style:style style:name="T13" style:family="text">
      <style:text-properties fo:language="en" fo:country="US" officeooo:rsid="06eadb7c"/>
    </style:style>
    <style:style style:name="T14" style:family="text">
      <style:text-properties style:font-name="Monospace" fo:font-size="10pt" fo:font-weight="normal" officeooo:rsid="06cd418f" style:font-size-asian="10pt" style:font-weight-asian="normal" style:font-name-complex="David CLM" style:font-size-complex="10pt" style:font-weight-complex="normal"/>
    </style:style>
    <style:style style:name="T15" style:family="text">
      <style:text-properties style:font-name="Monospace" fo:font-size="10pt" fo:font-weight="normal" officeooo:rsid="06cdab39" style:font-size-asian="10pt" style:font-weight-asian="normal" style:font-name-complex="David CLM" style:font-size-complex="10pt" style:font-weight-complex="normal"/>
    </style:style>
    <style:style style:name="T16" style:family="text">
      <style:text-properties style:font-name="Monospace" fo:font-size="10pt" fo:font-weight="normal" officeooo:rsid="06cf1ae8" style:font-size-asian="10pt" style:font-weight-asian="normal" style:font-name-complex="David CLM" style:font-size-complex="10pt" style:font-weight-complex="normal"/>
    </style:style>
    <style:style style:name="T17" style:family="text">
      <style:text-properties style:font-name="Monospace" fo:font-size="10pt" fo:font-weight="normal" officeooo:rsid="06cdb989" style:font-size-asian="10pt" style:font-weight-asian="normal" style:font-name-complex="David CLM" style:font-size-complex="10pt" style:font-weight-complex="normal"/>
    </style:style>
    <style:style style:name="T18" style:family="text">
      <style:text-properties style:font-name="Monospace" fo:font-size="10pt" fo:font-weight="normal" officeooo:rsid="06e8bcd5" style:font-size-asian="10pt" style:font-weight-asian="normal" style:font-name-complex="David CLM" style:font-size-complex="10pt" style:font-weight-complex="normal"/>
    </style:style>
    <style:style style:name="T19" style:family="text">
      <style:text-properties style:font-name="Monospace" fo:font-size="10pt" fo:language="en" fo:country="US" fo:font-weight="normal" officeooo:rsid="06f082cc" style:font-size-asian="10pt" style:font-weight-asian="normal" style:font-name-complex="David CLM" style:font-size-complex="10pt" style:font-weight-complex="normal"/>
    </style:style>
    <style:style style:name="T20" style:family="text">
      <style:text-properties style:font-name="Monospace" fo:font-size="10pt" fo:font-weight="normal" officeooo:rsid="06f082cc" style:font-size-asian="10pt" style:font-weight-asian="normal" style:font-name-complex="David CLM" style:font-size-complex="10pt" style:font-weight-complex="normal"/>
    </style:style>
    <style:style style:name="T21" style:family="text">
      <style:text-properties fo:language="en" fo:country="US" officeooo:rsid="06e8bcd5"/>
    </style:style>
    <style:style style:name="T22" style:family="text">
      <style:text-properties fo:language="en" fo:country="US" officeooo:rsid="06ebb443"/>
    </style:style>
    <style:style style:name="T23" style:family="text">
      <style:text-properties style:font-name="Monospace" fo:font-weight="normal" officeooo:rsid="06cf1ae8" style:font-size-asian="10.5pt" style:font-weight-asian="normal" style:font-name-complex="David CLM" style:font-weight-complex="normal"/>
    </style:style>
    <style:style style:name="T24" style:family="text">
      <style:text-properties style:font-name="Monospace" fo:font-weight="normal" officeooo:rsid="06e8e952" style:font-size-asian="10.5pt" style:font-weight-asian="normal" style:font-name-complex="David CLM" style:font-weight-complex="normal"/>
    </style:style>
    <style:style style:name="T25" style:family="text">
      <style:text-properties style:font-name="Monospace" fo:font-weight="normal" officeooo:rsid="06f7e53e" style:font-size-asian="10.5pt" style:font-weight-asian="normal" style:font-name-complex="David CLM" style:font-weight-complex="normal"/>
    </style:style>
    <style:style style:name="T26" style:family="text">
      <style:text-properties style:font-name="Monospace" fo:font-weight="normal" officeooo:rsid="06e8bcd5" style:font-size-asian="10.5pt" style:font-weight-asian="normal" style:font-name-complex="David CLM" style:font-weight-complex="normal"/>
    </style:style>
    <style:style style:name="T27" style:family="text">
      <style:text-properties style:font-name="Monospace" fo:font-weight="normal" officeooo:rsid="06f30066" style:font-size-asian="10.5pt" style:font-weight-asian="normal" style:font-name-complex="David CLM" style:font-weight-complex="normal"/>
    </style:style>
    <style:style style:name="T28" style:family="text">
      <style:text-properties style:font-name="Monospace" fo:font-weight="normal" officeooo:rsid="06cf1ae8" style:font-weight-asian="normal" style:font-name-complex="David CLM" style:font-weight-complex="normal"/>
    </style:style>
    <style:style style:name="T29" style:family="text">
      <style:text-properties style:font-name="Monospace" fo:language="en" fo:country="US" fo:font-weight="normal" officeooo:rsid="06ebc3ac" style:font-weight-asian="normal" style:font-name-complex="David CLM" style:font-weight-complex="normal"/>
    </style:style>
    <style:style style:name="T30" style:family="text">
      <style:text-properties style:font-name="Monospace" fo:language="en" fo:country="US" fo:font-weight="normal" officeooo:rsid="06e8e952" style:font-weight-asian="normal" style:font-name-complex="David CLM" style:font-weight-complex="normal"/>
    </style:style>
    <style:style style:name="T31" style:family="text">
      <style:text-properties style:font-name="Monospace" fo:language="en" fo:country="US" fo:font-weight="normal" officeooo:rsid="06f174d7" style:font-weight-asian="normal" style:font-name-complex="David CLM" style:font-weight-complex="normal"/>
    </style:style>
    <style:style style:name="T32" style:family="text">
      <style:text-properties style:font-name="Monospace" fo:font-weight="normal" officeooo:rsid="06d23e2c" style:font-weight-asian="normal" style:font-name-complex="David CLM" style:font-weight-complex="normal"/>
    </style:style>
    <style:style style:name="T33" style:family="text">
      <style:text-properties style:font-name="Monospace" fo:language="en" fo:country="US" fo:font-weight="normal" officeooo:rsid="06f30066" style:font-weight-asian="normal" style:font-name-complex="David CLM" style:font-weight-complex="normal"/>
    </style:style>
    <style:style style:name="T34" style:family="text">
      <style:text-properties fo:language="en" fo:country="US" officeooo:rsid="06f174d7"/>
    </style:style>
    <style:style style:name="T35" style:family="text">
      <style:text-properties style:font-name="Monospace" fo:font-weight="normal" officeooo:rsid="06f30066" style:font-weight-asian="normal" style:font-name-complex="David CLM" style:font-weight-complex="normal"/>
    </style:style>
    <style:style style:name="T36" style:family="text">
      <style:text-properties fo:font-weight="normal" officeooo:rsid="070266d0" style:font-weight-asian="normal" style:font-weight-complex="normal"/>
    </style:style>
    <style:style style:name="T37" style:family="text">
      <style:text-properties fo:font-weight="normal" officeooo:rsid="06d0aba0" style:font-weight-asian="normal" style:font-weight-complex="normal"/>
    </style:style>
    <style:style style:name="T38" style:family="text">
      <style:text-properties fo:font-weight="bold" style:font-weight-asian="bold" style:font-weight-complex="bold"/>
    </style:style>
    <style:style style:name="T39" style:family="text">
      <style:text-properties officeooo:rsid="06d0aba0"/>
    </style:style>
    <style:style style:name="T40" style:family="text">
      <style:text-properties fo:language="en" fo:country="US" officeooo:rsid="06f3f39a"/>
    </style:style>
    <style:style style:name="T41" style:family="text">
      <style:text-properties fo:language="en" fo:country="US" officeooo:rsid="06f082cc"/>
    </style:style>
    <style:style style:name="T42" style:family="text">
      <style:text-properties officeooo:rsid="06f082cc"/>
    </style:style>
    <style:style style:name="T43" style:family="text">
      <style:text-properties style:font-name="Monospace" fo:font-weight="normal" officeooo:rsid="06f9e06d" style:font-size-asian="10.5pt" style:font-weight-asian="normal" style:font-name-complex="David CLM" style:font-weight-complex="normal"/>
    </style:style>
    <style:style style:name="T44" style:family="text">
      <style:text-properties style:font-name="Monospace" fo:language="en" fo:country="US" fo:font-weight="normal" officeooo:rsid="06ee5170" style:font-size-asian="10.5pt" style:font-weight-asian="normal" style:font-name-complex="David CLM" style:font-weight-complex="normal"/>
    </style:style>
    <style:style style:name="T45" style:family="text">
      <style:text-properties style:font-name="Monospace" fo:font-weight="normal" officeooo:rsid="06d0aba0" style:font-size-asian="10.5pt" style:font-weight-asian="normal" style:font-name-complex="David CLM" style:font-weight-complex="normal"/>
    </style:style>
    <style:style style:name="T46" style:family="text">
      <style:text-properties style:font-name="Monospace" fo:font-weight="normal" officeooo:rsid="06d23e2c" style:font-size-asian="10.5pt" style:font-weight-asian="normal" style:font-name-complex="David CLM" style:font-weight-complex="normal"/>
    </style:style>
    <style:style style:name="T47" style:family="text">
      <style:text-properties fo:language="en" fo:country="US" officeooo:rsid="06eedcca"/>
    </style:style>
    <style:style style:name="T48" style:family="text">
      <style:text-properties style:font-name="Monospace" fo:font-size="12pt" fo:language="en" fo:country="US" fo:font-style="normal" fo:font-weight="normal" officeooo:rsid="06d61136" style:font-name-asian="Noto Sans CJK SC Regular" style:font-size-asian="12pt" style:font-style-asian="normal" style:font-weight-asian="normal" style:font-name-complex="Nachlieli CLM2" style:font-size-complex="16pt" style:font-style-complex="normal" style:font-weight-complex="normal"/>
    </style:style>
    <style:style style:name="T49" style:family="text">
      <style:text-properties fo:font-weight="normal" officeooo:rsid="06d61136" style:font-weight-asian="normal" style:font-weight-complex="normal"/>
    </style:style>
    <style:style style:name="T50" style:family="text">
      <style:text-properties fo:font-weight="normal" officeooo:rsid="07053312" style:font-weight-asian="normal" style:font-weight-complex="normal"/>
    </style:style>
    <style:style style:name="T51" style:family="text">
      <style:text-properties officeooo:rsid="070301f3"/>
    </style:style>
    <style:style style:name="T52" style:family="text">
      <style:text-properties officeooo:rsid="06d789fe"/>
    </style:style>
    <style:style style:name="T53" style:family="text">
      <style:text-properties officeooo:rsid="06fbd304"/>
    </style:style>
    <style:style style:name="T54" style:family="text">
      <style:text-properties officeooo:rsid="0705c8ad"/>
    </style:style>
    <style:style style:name="T55" style:family="text">
      <style:text-properties officeooo:rsid="07064634"/>
    </style:style>
    <style:style style:name="T56" style:family="text">
      <style:text-properties style:use-window-font-color="true" loext:opacity="0%" style:font-name="Monospace" fo:font-weight="normal" officeooo:rsid="0688b8cc" style:font-size-asian="10.5pt" style:font-weight-asian="normal" style:font-name-complex="David CLM" style:font-weight-complex="normal"/>
    </style:style>
    <style:style style:name="T57" style:family="text">
      <style:text-properties fo:color="#5983b0" loext:opacity="100%" style:font-name="Monospace" fo:font-weight="normal" officeooo:rsid="0688b8cc" style:font-size-asian="10.5pt" style:font-weight-asian="normal" style:font-name-complex="David CLM" style:font-weight-complex="normal"/>
    </style:style>
    <style:style style:name="T58" style:family="text">
      <style:text-properties fo:color="#5983b0" loext:opacity="100%" style:font-name="Monospace" fo:font-weight="normal" officeooo:rsid="0688b8cc" fo:background-color="#ffff00" loext:char-shading-value="0" style:font-size-asian="10.5pt" style:font-weight-asian="normal" style:font-name-complex="David CLM" style:font-weight-complex="normal"/>
    </style:style>
    <style:style style:name="T59" style:family="text">
      <style:text-properties style:font-name="Monospace" fo:font-weight="normal" officeooo:rsid="070a7df3" style:font-size-asian="10.5pt" style:font-weight-asian="normal" style:font-name-complex="David CLM" style:font-weight-complex="normal"/>
    </style:style>
    <style:style style:name="T60" style:family="text">
      <style:text-properties style:font-name="Monospace" fo:font-weight="normal" officeooo:rsid="068c8d95" style:font-size-asian="10.5pt" style:font-weight-asian="normal" style:font-name-complex="David CLM" style:font-weight-complex="normal"/>
    </style:style>
    <style:style style:name="T61" style:family="text">
      <style:text-properties style:font-name="Monospace" fo:font-size="12pt" fo:language="en" fo:country="US" fo:font-style="normal" fo:font-weight="normal" officeooo:rsid="070a6a6b" style:font-name-asian="Noto Sans CJK SC Regular" style:font-size-asian="12pt" style:font-style-asian="normal" style:font-weight-asian="normal" style:font-name-complex="Nachlieli CLM2" style:font-size-complex="16pt" style:font-style-complex="normal" style:font-weight-complex="normal"/>
    </style:style>
    <style:style style:name="T62" style:family="text">
      <style:text-properties style:font-name="Monospace" fo:language="en" fo:country="US" fo:font-weight="normal" officeooo:rsid="06cb9497" style:font-size-asian="10.5pt" style:font-weight-asian="normal" style:font-name-complex="David CLM" style:font-weight-complex="normal"/>
    </style:style>
    <style:style style:name="T63" style:family="text">
      <style:text-properties officeooo:rsid="070d4cee"/>
    </style:style>
    <style:style style:name="T64" style:family="text">
      <style:text-properties officeooo:rsid="070e7db1"/>
    </style:style>
    <style:style style:name="T65" style:family="text">
      <style:text-properties officeooo:rsid="070c79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מטלה</text:span> –<text:span text:style-name="T2"> </text:span><text:span text:style-name="T3">תקצוב משתף</text:span></text:h>
      <text:p text:style-name="P2">‫יש לענות על שאלה אחת לבחירתכם. שאלות או סעיפים עם כוכבית‬ מזכים <text:span text:style-name="T4">בניקוד כפול.</text:span></text:p>
      <text:p text:style-name="P3"/>
      <text:p text:style-name="P4"><text:span text:style-name="T5">שאלה </text:span><text:span text:style-name="T6">1</text:span><text:span text:style-name="T7">:</text:span><text:span text:style-name="T5"> </text:span><text:span text:style-name="T8">תנאי הוגנות</text:span></text:p>
      <text:p text:style-name="P5">הוכיחו את הגרירות הבאות:</text:p>
      <text:p text:style-name="P5">א. ייצוג הוגן חזק גורר ייצוג הוגן מורחב</text:p>
      <text:p text:style-name="P5">ב. ייצוג הוגן מורחב גורר ייצוג הוגן יחסי</text:p>
      <text:p text:style-name="P5">ג. ייצוג הוגן יחסי גורר ייצוג הוגן לקבוצות אחידות</text:p>
      <text:p text:style-name="P6"/>
      <text:p text:style-name="P7"><text:span text:style-name="T5">שאלה </text:span><text:span text:style-name="T6">2</text:span><text:span text:style-name="T7">:</text:span><text:span text:style-name="T5"> </text:span><text:span text:style-name="T9">שיטת פראגמן - תיכנות</text:span></text:p>
      <text:p text:style-name="P8">בהרצאה הצגנו את שיטת פראגמן לחלוקת תקציב כשיטה שבה מחלקים כסף וירטואלי לאזרחים באופן רציף. אבל במחשב אי אפשר לבצע תהליכים רציפים. </text:p>
      <text:p text:style-name="P9">א. הסבירו איך בדיוק אפשר לבצע שלב אחד של שיטת פראגמן באופן בדיד: כתבו נוסחה לכמות הכסף שיש לתת לכל אזרח עד שייבחר המועמד הבא (כפונקציה ש<text:span text:style-name="T10">ל ההצבעות שלהם, כמות הכסף שכבר יש לכל אחד, והעלויות של הפרויקטים).</text:span></text:p>
      <text:p text:style-name="P8">ב. ממשו את הנוסחה בפונקציית פייתון. <text:span text:style-name="T11">כותרת הפונקציה:</text:span></text:p>
      <text:p text:style-name="P10">def <text:span text:style-name="T12">elect_</text:span>next_<text:span text:style-name="T13">budget_item</text:span>(</text:p>
      <text:p text:style-name="P11"><text:span text:style-name="T14"><text:tab/></text:span><text:span text:style-name="T15">votes: list[set</text:span><text:span text:style-name="T16">[str]]</text:span><text:span text:style-name="T15">], <text:s text:c="2"/># רשימת ההצבעות של האזרחים. לכל אזרח מצביע </text:span><text:span text:style-name="T17">לקבוצה של </text:span><text:span text:style-name="T18">פריטים</text:span><text:span text:style-name="T17">.</text:span></text:p>
      <text:p text:style-name="P11"><text:span text:style-name="T14"><text:tab/></text:span><text:span text:style-name="T19">balances</text:span><text:span text:style-name="T14">: list</text:span><text:span text:style-name="T16">[float]</text:span><text:span text:style-name="T14">, <text:s text:c="4"/># </text:span><text:span text:style-name="T19">היתרה ה</text:span><text:span text:style-name="T14">וירטואלי</text:span><text:span text:style-name="T20">ת של </text:span><text:span text:style-name="T14">כל אחד מהאזרחים</text:span></text:p>
      <text:p text:style-name="P10"><text:tab/><text:span text:style-name="T21">costs: dict[str,f</text:span><text:span text:style-name="T22">l</text:span><text:span text:style-name="T21">oat] <text:s text:c="4"/># העלות של כל אחד מהפריטים</text:span></text:p>
      <text:p text:style-name="P10"><text:tab/><text:span text:style-name="T12">)</text:span></text:p>
      <text:p text:style-name="P12"><text:span text:style-name="T23">הפונקציה צריכה לכתוב למסך כמה כסף </text:span><text:span text:style-name="T24">וירטואלי </text:span><text:span text:style-name="T23">כל אזרח יקבל, מ</text:span><text:span text:style-name="T25">ה</text:span><text:span text:style-name="T23"> </text:span><text:span text:style-name="T26">הפריט </text:span><text:span text:style-name="T23">הבא שייבחר, </text:span><text:span text:style-name="T27">ומה היתרות החדשות. למשל</text:span><text:span text:style-name="T23">:</text:span></text:p>
      <text:p text:style-name="P13"><text:span text:style-name="T28">After adding 0.08 to each citizen, “</text:span><text:span text:style-name="T29">P</text:span><text:span text:style-name="T30">ark in street </text:span><text:span text:style-name="T29">X”</text:span><text:span text:style-name="T30"> is chosen</text:span><text:span text:style-name="T28">.</text:span></text:p>
      <text:p text:style-name="P14"><text:span text:style-name="T31">Citizen</text:span><text:span text:style-name="T32"> </text:span><text:span text:style-name="T33">1 </text:span><text:span text:style-name="T32">has 1.96 remaining balance.</text:span></text:p>
      <text:p text:style-name="P14"><text:span text:style-name="T34">Citizen </text:span><text:span text:style-name="T35">2 </text:span><text:span text:style-name="T33">has 0 </text:span><text:span text:style-name="T28">remaining balance.</text:span></text:p>
      <text:p text:style-name="P15"/>
      <text:p text:style-name="P16"><text:span text:style-name="T5">שאלה </text:span><text:span text:style-name="T6">3</text:span><text:span text:style-name="T7">:</text:span><text:span text:style-name="T5"> </text:span><text:span text:style-name="T9">שיטת החלקים הש</text:span><text:span text:style-name="T36">ו</text:span><text:span text:style-name="T9">וים - </text:span><text:span text:style-name="T37">תיכנות</text:span></text:p>
      <text:p text:style-name="P17">בהרצאה למדנו, שכאשר בוחרים פרויקט לתקצוב בשיטת החלקים השוים, מחלקים את העלות שלו באופן שווה בין כל התומכים שלו. אבל מה עושים אם לחלק מהתומכים שלו לא נשאר מספיק כסף וירטואלי? – במקרה זה, גובים מאותם תומכים את <text:span text:style-name="T38">כל</text:span> הכסף הוירטואלי שנשאר להם, ומחלקים את שאר הסכום בין התומכים האחרים.</text:p>
      <text:p text:style-name="P17"><text:soft-page-break/>א. תנו דוגמה מספרית למצב זה; הסבירו איך בדיוק יחולק התשלום בין התומכים.</text:p>
      <text:p text:style-name="P17">ב. <text:span text:style-name="T11">כתבו קוד פייתון </text:span>המבצע שלב אחד <text:span text:style-name="T12">של </text:span><text:span text:style-name="T11">שיטת </text:span><text:span text:style-name="T39">החלקים השוים </text:span><text:span text:style-name="T40">לחלוקת תקציב</text:span><text:span text:style-name="T11">. כותרת הפונקציה:</text:span></text:p>
      <text:p text:style-name="P18">def <text:span text:style-name="T12">elect_</text:span>next_<text:span text:style-name="T13">budget_item</text:span>(</text:p>
      <text:p text:style-name="P19"><text:span text:style-name="T14"><text:tab/></text:span><text:span text:style-name="T15">votes: list[set</text:span><text:span text:style-name="T16">[str]]</text:span><text:span text:style-name="T15">], <text:s text:c="2"/># רשימת ההצבעות של האזרחים. לכל אזרח מצביע </text:span><text:span text:style-name="T17">לקבוצה של </text:span><text:span text:style-name="T18">פריטים</text:span><text:span text:style-name="T17">.</text:span></text:p>
      <text:p text:style-name="P20"><text:tab/><text:span text:style-name="T41">balances</text:span>: list<text:span text:style-name="T12">[float]</text:span>, <text:s text:c="4"/># <text:span text:style-name="T41">היתרה ה</text:span>וירטואלי<text:span text:style-name="T42">ת של </text:span>כל אחד מהאזרחים</text:p>
      <text:p text:style-name="P18"><text:tab/><text:span text:style-name="T21">costs: dict[str,f</text:span><text:span text:style-name="T22">l</text:span><text:span text:style-name="T21">oat] <text:s text:c="4"/># העלות של כל אחד מהפריטים</text:span></text:p>
      <text:p text:style-name="P18"><text:tab/><text:span text:style-name="T12">)</text:span></text:p>
      <text:p text:style-name="P21"><text:span text:style-name="T23">הפונקציה צריכה לכתוב למסך מ</text:span><text:span text:style-name="T43">ה</text:span><text:span text:style-name="T23"> </text:span><text:span text:style-name="T44">הפריט </text:span><text:span text:style-name="T23">הבא שייבחר, </text:span><text:span text:style-name="T45">כמה כסף ישלם כל אחד מהתומכים שלו, </text:span><text:span text:style-name="T46">ומה היתרות החדשות. למשל:</text:span></text:p>
      <text:p text:style-name="P22"><text:span text:style-name="T47">Round 1: </text:span>“<text:span text:style-name="T47">Park in street X” </text:span>is elected.</text:p>
      <text:p text:style-name="P23"><text:span text:style-name="T31">Citizen</text:span><text:span text:style-name="T32"> 1 pays 0 and has 1.96 remaining balance.</text:span></text:p>
      <text:p text:style-name="P24"><text:span text:style-name="T34">Citizen </text:span>2 pays 0.5 and has 1.4 remaining balance.</text:p>
      <text:p text:style-name="P25">...</text:p>
      <text:p text:style-name="P26"><text:span text:style-name="T8"/></text:p>
      <text:p text:style-name="P27"><text:span text:style-name="T5">שאלה </text:span><text:span text:style-name="T48">4</text:span><text:span text:style-name="T7">:</text:span><text:span text:style-name="T5"> </text:span><text:span text:style-name="T49">שיטת החלקים הש</text:span><text:span text:style-name="T50">ו</text:span><text:span text:style-name="T49">וים לא מונוטונית</text:span></text:p>
      <text:p text:style-name="P28"><text:span text:style-name="T51">א. </text:span>הוכיחו (ע"י דוגמה) ששיטת <text:span text:style-name="T52">החלקים השווים </text:span><text:span text:style-name="T53">לבחירת וועדה </text:span><text:span text:style-name="T52">אינה מונוטונית.</text:span></text:p>
      <text:p text:style-name="P29"><text:span text:style-name="T38">הדרכה</text:span><text:span text:style-name="T5">: יש להגדיר את הבחירות של האזרחים (באיזה מועמדים כל אחד תומך). ואז להראות, שעבור k מסויים נבחרת ועדה מסויימת, ועבור k+1 נבחרת ועדה שאינה מכילה את הוועדה המקורית (כלומר, יש מועמד שנבחר עבור k ולא נבחר עבור k+1).</text:span></text:p>
      <text:p text:style-name="P30"><text:span text:style-name="T38">שימו לב</text:span>: <text:s/><text:span text:style-name="T54">יש להתייחס רק למועמדים </text:span><text:span text:style-name="T55">ה</text:span><text:span text:style-name="T54">נבחרים במסגרת הלולאה העיקרית של האלגוריתם (אין להתייחס למועמדים שנבחרים שרירותית בשלב האחרון כדי להשלים ל-k).</text:span></text:p>
      <text:p text:style-name="P31"><text:span text:style-name="T56">ניתן להיעזר בספריה זו:</text:span><text:span text:style-name="T57"> </text:span><text:a xlink:type="simple" xlink:href="https://github.com/martinlackner/abcvoting" text:style-name="Internet_20_link" text:visited-style-name="Visited_20_Internet_20_Link"><text:span text:style-name="T58">https://github.com/martinlackner/abcvoting</text:span></text:a><text:span text:style-name="T56"> <text:s/>לצורך חישוב <text:s/>מהיר של וועדות.</text:span></text:p>
      <text:p text:style-name="P32">* ב. מצאו דוגמה כנ"ל, <text:span text:style-name="T38">שאינה </text:span>מסתמכת על שבירת-שיוויון (כלומר, הבחירה של מועמד בכל שלב היא חד-משמעית - אין שני מועמדים או יותר שיכולים להיבחר).</text:p>
      <text:p text:style-name="P33"/>
      <text:p text:style-name="P34"><text:span text:style-name="T59">* </text:span><text:span text:style-name="T60">שאלה </text:span><text:span text:style-name="T61">5</text:span><text:span text:style-name="T7">:</text:span><text:span text:style-name="T60"> </text:span><text:span text:style-name="T62">אלגוריתם מונוטוני והוגן לבחירת וועדה</text:span></text:p>
      <text:p text:style-name="P35">כיום לא ידוע אם קיים אלגוריתם לבחירת וועדה, שהוא גם מונוטוני בגודל הוועדה, וגם מחזיר תמיד וועדה המקיימת ייצוג הוגן מורחב (EJR). מטרת השאלה היא לראות אם תצליחו לפתור את השאלה, או להתקדם בה באופן משמעותי, בעזרת בינה מלאכותית.</text:p>
      <text:p text:style-name="P35">נסו לגרום למנוע בינה-מלאכותית החביב עליכם לפתור את השאלה. אל תסתפקו בהעתק+הדבק <text:span text:style-name="T63">חד פעמי,</text:span> אלא נסו להסביר לו למה הפתרון שלו לא נכון, להנחות אותו לשפר את הפתרון וכו’, עד שתצליחו... או עד <text:span text:style-name="T64">שתשתכנעו שזה </text:span>בלתי-אפשרי. <text:span text:style-name="T65">צרפו את התוכן המלא של השיחה + קישור לשיחה.</text:span></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roman" style:font-pitch="variable"/>
    <style:font-face style:name="David CLM"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riam" svg:font-family="Miria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Cambria Math" style:font-family-asian="'Cambria Math'" style:font-family-generic-asian="system" style:font-pitch-asian="variable" style:font-size-asian="10pt" style:language-asian="en" style:country-asian="US" style:font-name-complex="Miriam" style:font-family-complex="Miriam" style:font-family-generic-complex="system" style:font-pitch-complex="variable" style:font-size-complex="10pt" style:language-complex="he" style:country-complex="IL"/>
    </style:style>
    <style:style style:name="פנים_20_מסגרת" style:display-name="פנים מסגרת" style:family="paragraph" style:parent-style-name="Standard"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מושג" style:family="text" style:parent-style-name="Default_20_Paragraph_20_Fon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tyle-complex="normal"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2.2$Windows_X86_64 LibreOffice_project/7370d4be9e3cf6031a51beef54ff3bda878e3fac</meta:generator>
    <dc:date>2025-05-26T11:47:09.493152700</dc:date>
    <meta:editing-duration>P12DT11H18M3S</meta:editing-duration>
    <meta:editing-cycles>1632</meta:editing-cycles>
    <meta:document-statistic meta:table-count="0" meta:image-count="0" meta:object-count="0" meta:page-count="2" meta:paragraph-count="45" meta:word-count="577" meta:character-count="3336" meta:non-whitespace-character-count="2772"/>
  </office:meta>
</office:document-meta>
</file>